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NSORCIO AGROVETERINARIO LAS VIOLETAS S.A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ORRAS ACOSTA, MOISES GUILLERM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3311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21:4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